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  <style:text-properties officeooo:rsid="0014a86b" officeooo:paragraph-rsid="0014a86b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35aa4"/>
    </style:style>
    <style:style style:name="T4" style:family="text">
      <style:text-properties officeooo:rsid="0014a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65638822" text:style-name="Outline">
        <text:list-item>
          <text:h text:style-name="P3" text:outline-level="1">Ruteador</text:h>
        </text:list-item>
        <text:list-item>
          <text:h text:style-name="Heading_20_1" text:outline-level="1">Android Estudio </text:h>
        </text:list-item>
      </text:list>
      <text:p text:style-name="Standard"/>
      <text:p text:style-name="Standard">Objetivo:<text:span text:style-name="T4">Pasr aplicacion al celular</text:span></text:p>
      <text:p text:style-name="Standard"/>
      <text:p text:style-name="Standard">F.Creación: <text:span text:style-name="T3">5</text:span>-<text:span text:style-name="T3">7</text:span>-2018</text:p>
      <text:p text:style-name="Standard"/>
      <text:p text:style-name="P1">Programa:</text:p>
      <text:p text:style-name="P1"/>
      <text:p text:style-name="P1">Fuente:<text:tab/><text:a xlink:type="simple" xlink:href="https://www.youtube.com/watch?v=IZa_V_TKWaM" text:style-name="Internet_20_link" text:visited-style-name="Visited_20_Internet_20_Link"><text:span text:style-name="T4">vide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07-05T15:47:50.546000000</dc:date>
    <meta:editing-duration>PT6M55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9" meta:word-count="20" meta:character-count="162" meta:non-whitespace-character-count="1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